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2.1016in"/>
    </style:style>
    <style:style style:name="co10" style:family="table-column">
      <style:table-column-properties fo:break-before="auto" style:column-width="2.5083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6.5075in"/>
    </style:style>
    <style:style style:name="co13" style:family="table-column">
      <style:table-column-properties fo:break-before="auto" style:column-width="1.6618in"/>
    </style:style>
    <style:style style:name="co14" style:family="table-column">
      <style:table-column-properties fo:break-before="auto" style:column-width="2.4866in"/>
    </style:style>
    <style:style style:name="co15" style:family="table-column">
      <style:table-column-properties fo:break-before="auto" style:column-width="1.983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5.3063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5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false"/>
    </style:style>
    <style:style style:name="ce6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false"/>
    </style:style>
    <style:style style:name="ce7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fals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false"/>
    </style:style>
    <style:style style:name="ce9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/>
      <style:text-properties style:text-position="" fo:hyphenate="false"/>
    </style:style>
    <style:style style:name="ce10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false"/>
    </style:style>
    <style:style style:name="ce1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false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false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fals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tools" table:style-name="ta1">
        <table:table-column table:style-name="co5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5">
            <text:p>read_db_header</text:p>
          </table:table-cell>
          <table:table-cell office:value-type="string">
            <text:p>case_read_db_header_01</text:p>
          </table:table-cell>
          <table:table-cell office:value-type="string">
            <text:p>Check invalid databas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2</text:p>
          </table:table-cell>
          <table:table-cell office:value-type="string">
            <text:p>Test if database id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3</text:p>
          </table:table-cell>
          <table:table-cell office:value-type="string">
            <text:p>Test if database id doest not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4</text:p>
          </table:table-cell>
          <table:table-cell office:value-type="string">
            <text:p>Test if database version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5</text:p>
          </table:table-cell>
          <table:table-cell office:value-type="string">
            <text:p>Test if database version doest not exist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add" table:style-name="ta1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2" table:default-cell-style-name="ce12"/>
        <table:table-column table:style-name="co3" table:default-cell-style-name="ce12"/>
        <table:table-column table:style-name="co4" table:number-columns-repeated="1019" table:default-cell-style-name="ce12"/>
        <table:table-row table:style-name="ro8">
          <table:table-cell table:style-name="ce10" office:value-type="string">
            <text:p>Major group</text:p>
            <text:p>Description</text:p>
          </table:table-cell>
          <table:table-cell table:style-name="ce10" office:value-type="string">
            <text:p>Minor group</text:p>
            <text:p>Description</text:p>
          </table:table-cell>
          <table:table-cell table:style-name="ce10" office:value-type="string">
            <text:p>Sub minor group</text:p>
            <text:p>Description</text:p>
          </table:table-cell>
          <table:table-cell table:style-name="ce10" office:value-type="string">
            <text:p>Case</text:p>
          </table:table-cell>
          <table:table-cell table:style-name="ce10" office:value-type="string">
            <text:p>Description</text:p>
          </table:table-cell>
          <table:table-cell table:number-columns-repeated="1019"/>
        </table:table-row>
        <table:table-row table:style-name="ro9"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19"/>
        </table:table-row>
        <table:table-row table:style-name="ro9">
          <table:covered-table-cell table:number-columns-repeated="3"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19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office:value-type="float" office:value="2" table:number-columns-spanned="1" table:number-rows-spanned="6">
            <text:p>2</text:p>
          </table:table-cell>
          <table:table-cell office:value-type="float" office:value="2" table:number-columns-spanned="1" table:number-rows-spanned="6">
            <text:p>2</text:p>
          </table:table-cell>
          <table:table-cell table:style-name="ce1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1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1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13" office:value-type="string">
            <text:p>case_bvd_add_11</text:p>
          </table:table-cell>
          <table:table-cell office:value-type="string">
            <text:p>Using data f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19"/>
        </table:table-row>
        <table:table-row table:style-name="ro4">
          <table:covered-table-cell table:number-columns-repeated="3"/>
          <table:table-cell table:style-name="ce1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1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19"/>
        </table:table-row>
        <table:table-row table:style-name="ro5">
          <table:table-cell table:number-columns-repeated="3" office:value-type="float" office:value="3">
            <text:p>3</text:p>
          </table:table-cell>
          <table:table-cell table:style-name="ce1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19"/>
        </table:table-row>
        <table:table-row table:style-name="ro4">
          <table:table-cell table:number-columns-repeated="3" office:value-type="float" office:value="4">
            <text:p>4</text:p>
          </table:table-cell>
          <table:table-cell table:style-name="ce1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5">
            <text:p>5</text:p>
          </table:table-cell>
          <table:table-cell table:style-name="ce1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6">
            <text:p>6</text:p>
          </table:table-cell>
          <table:table-cell table:style-name="ce13" office:value-type="string">
            <text:p>case_bvd_add_06</text:p>
          </table:table-cell>
          <table:table-cell table:style-name="ce1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19"/>
        </table:table-row>
        <table:table-row table:style-name="ro6">
          <table:table-cell table:number-columns-repeated="3" office:value-type="float" office:value="7">
            <text:p>7</text:p>
          </table:table-cell>
          <table:table-cell table:style-name="ce1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19"/>
        </table:table-row>
        <table:table-row table:style-name="ro4">
          <table:table-cell table:number-columns-repeated="3" office:value-type="float" office:value="8">
            <text:p>8</text:p>
          </table:table-cell>
          <table:table-cell table:style-name="ce1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19"/>
        </table:table-row>
        <table:table-row table:style-name="ro2">
          <table:table-cell table:number-columns-repeated="3" office:value-type="float" office:value="9">
            <text:p>9</text:p>
          </table:table-cell>
          <table:table-cell table:style-name="ce1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19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office:value-type="float" office:value="10" table:number-columns-spanned="1" table:number-rows-spanned="2">
            <text:p>10</text:p>
          </table:table-cell>
          <table:table-cell office:value-type="float" office:value="10" table:number-columns-spanned="1" table:number-rows-spanned="2">
            <text:p>10</text:p>
          </table:table-cell>
          <table:table-cell table:style-name="ce1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1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19"/>
        </table:table-row>
        <table:table-row table:style-name="ro6">
          <table:table-cell office:value-type="float" office:value="11" table:number-columns-spanned="1" table:number-rows-spanned="9">
            <text:p>11</text:p>
          </table:table-cell>
          <table:table-cell office:value-type="float" office:value="11" table:number-columns-spanned="1" table:number-rows-spanned="9">
            <text:p>11</text:p>
          </table:table-cell>
          <table:table-cell office:value-type="float" office:value="11" table:number-columns-spanned="1" table:number-rows-spanned="9">
            <text:p>11</text:p>
          </table:table-cell>
          <table:table-cell office:value-type="string">
            <text:p>case_bvd_add_18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less value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office:value-type="string">
            <text:p>case_bvd_add_19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bigger value</text:p>
          </table:table-cell>
          <table:table-cell table:number-columns-repeated="1019"/>
        </table:table-row>
        <table:table-row table:style-name="ro9">
          <table:covered-table-cell table:number-columns-repeated="3"/>
          <table:table-cell office:value-type="string">
            <text:p>case_bvd_add_20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first REF in that position</text:p>
          </table:table-cell>
          <table:table-cell table:number-columns-repeated="1019"/>
        </table:table-row>
        <table:table-row table:style-name="ro9">
          <table:covered-table-cell table:number-columns-repeated="3"/>
          <table:table-cell office:value-type="string">
            <text:p>case_bvd_add_21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middle REF in that position</text:p>
          </table:table-cell>
          <table:table-cell table:number-columns-repeated="1019"/>
        </table:table-row>
        <table:table-row table:style-name="ro9">
          <table:covered-table-cell table:number-columns-repeated="3"/>
          <table:table-cell office:value-type="string">
            <text:p>case_bvd_add_22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last REF in that position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office:value-type="string">
            <text:p>case_bvd_add_23</text:p>
          </table:table-cell>
          <table:table-cell office:value-type="string">
            <text:p>Count new REF in case that</text:p>
            <text:p>- Some positions in the database already have more than one REF</text:p>
            <text:p>- There are other two new REFs in the input to be inserted into one of those positions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4</text:p>
          </table:table-cell>
          <table:table-cell office:value-type="string">
            <text:p>Randomly insert 10 new REFs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5</text:p>
          </table:table-cell>
          <table:table-cell office:value-type="string">
            <text:p>Randomly insert 10 new REFs but different from case_bvd_add_24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6</text:p>
          </table:table-cell>
          <table:table-cell office:value-type="string">
            <text:p>New REF at every single variant</text:p>
          </table:table-cell>
          <table:table-cell table:number-columns-repeated="1019"/>
        </table:table-row>
        <table:table-row table:style-name="ro2">
          <table:table-cell office:value-type="string" table:number-columns-spanned="1" table:number-rows-spanned="9">
            <text:p>Reference and contig table</text:p>
          </table:table-cell>
          <table:table-cell office:value-type="string" table:number-columns-spanned="1" table:number-rows-spanned="3">
            <text:p>Insert vcf file into the database with no reference and contig table</text:p>
          </table:table-cell>
          <table:table-cell office:value-type="string" table:number-columns-spanned="1" table:number-rows-spanned="3">
            <text:p>normal vcf file (modified from case_bvd_add_01)</text:p>
          </table:table-cell>
          <table:table-cell office:value-type="string">
            <text:p>case_bvd_add_28</text:p>
          </table:table-cell>
          <table:table-cell office:value-type="string">
            <text:p>The vcf file has complete reference and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29</text:p>
          </table:table-cell>
          <table:table-cell office:value-type="string">
            <text:p>The vcf file has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0</text:p>
          </table:table-cell>
          <table:table-cell office:value-type="string">
            <text:p>The vcf file has only reference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3">
            <text:p>Insert vcf file into the database with no reference but contig table (using database from case_bvd_add_29)</text:p>
          </table:table-cell>
          <table:table-cell office:value-type="string" table:number-columns-spanned="1" table:number-rows-spanned="3">
            <text:p>normal vcf file with, if any, similar contig table (modified from case_bvd_add_10)</text:p>
          </table:table-cell>
          <table:table-cell office:value-type="string">
            <text:p>case_bvd_add_31</text:p>
          </table:table-cell>
          <table:table-cell office:value-type="string">
            <text:p>The vcf file has complete reference and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2</text:p>
          </table:table-cell>
          <table:table-cell office:value-type="string">
            <text:p>The vcf file has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3</text:p>
          </table:table-cell>
          <table:table-cell office:value-type="string">
            <text:p>The vcf file has only reference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3">
            <text:p>With existing contig table and reference (using database from case_bvd_add_28)</text:p>
          </table:table-cell>
          <table:table-cell office:value-type="string" table:number-columns-spanned="1" table:number-rows-spanned="3">
            <text:p>normal vcf file with (modified from case_bvd_add_10)</text:p>
          </table:table-cell>
          <table:table-cell office:value-type="string">
            <text:p>case_bvd_add_34</text:p>
          </table:table-cell>
          <table:table-cell office:value-type="string">
            <text:p>Test Old contig table (some shorter)</text:p>
          </table:table-cell>
          <table:table-cell table:number-columns-repeated="1019"/>
        </table:table-row>
        <table:table-row table:style-name="ro2">
          <table:covered-table-cell table:number-columns-repeated="2"/>
          <table:covered-table-cell table:style-name="Default"/>
          <table:table-cell office:value-type="string">
            <text:p>case_bvd_add_35</text:p>
          </table:table-cell>
          <table:table-cell office:value-type="string">
            <text:p>Test New contig table (some longer)</text:p>
          </table:table-cell>
          <table:table-cell table:number-columns-repeated="1019"/>
        </table:table-row>
        <table:table-row table:style-name="ro2">
          <table:covered-table-cell table:number-columns-repeated="2"/>
          <table:covered-table-cell table:style-name="Default"/>
          <table:table-cell office:value-type="string">
            <text:p>case_bvd_add_36</text:p>
          </table:table-cell>
          <table:table-cell office:value-type="string">
            <text:p>Test Old&amp;New contig table (some shorter &amp; some longer)</text:p>
          </table:table-cell>
          <table:table-cell table:number-columns-repeated="1019"/>
        </table:table-row>
        <table:table-row table:style-name="ro2">
          <table:table-cell office:value-type="string" table:number-columns-spanned="1" table:number-rows-spanned="9">
            <text:p>Buildver</text:p>
          </table:table-cell>
          <table:table-cell office:value-type="string">
            <text:p>exception</text:p>
          </table:table-cell>
          <table:table-cell office:value-type="string">
            <text:p>-</text:p>
          </table:table-cell>
          <table:table-cell office:value-type="string">
            <text:p>case_bvd_add_27</text:p>
          </table:table-cell>
          <table:table-cell office:value-type="string">
            <text:p>If argument 'buildver' is invalid (non-existing buidver)</text:p>
          </table:table-cell>
          <table:table-cell table:number-columns-repeated="1019"/>
        </table:table-row>
        <table:table-row table:style-name="ro2">
          <table:covered-table-cell/>
          <table:table-cell office:value-type="string" table:number-columns-spanned="1" table:number-rows-spanned="8">
            <text:p>Explicitly identify buildver</text:p>
          </table:table-cell>
          <table:table-cell office:value-type="string" table:number-columns-spanned="1" table:number-rows-spanned="4">
            <text:p>hg18</text:p>
          </table:table-cell>
          <table:table-cell office:value-type="string">
            <text:p>case_bvd_add_37</text:p>
          </table:table-cell>
          <table:table-cell office:value-type="string">
            <text:p>Same as case_bvd_add_2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8</text:p>
          </table:table-cell>
          <table:table-cell office:value-type="string">
            <text:p>Same as case_bvd_add_34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39</text:p>
          </table:table-cell>
          <table:table-cell office:value-type="string">
            <text:p>Same as case_bvd_add_35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0</text:p>
          </table:table-cell>
          <table:table-cell office:value-type="string">
            <text:p>Same as case_bvd_add_36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table:number-columns-spanned="1" table:number-rows-spanned="4">
            <text:p>hg19</text:p>
          </table:table-cell>
          <table:table-cell office:value-type="string">
            <text:p>case_bvd_add_41</text:p>
          </table:table-cell>
          <table:table-cell office:value-type="string">
            <text:p>Same as case_bvd_add_2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2</text:p>
          </table:table-cell>
          <table:table-cell office:value-type="string">
            <text:p>Same as case_bvd_add_34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3</text:p>
          </table:table-cell>
          <table:table-cell office:value-type="string">
            <text:p>Same as case_bvd_add_35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>
            <text:p>case_bvd_add_44</text:p>
          </table:table-cell>
          <table:table-cell office:value-type="string">
            <text:p>Same as case_bvd_add_36 only change in buildver argument</text:p>
          </table:table-cell>
          <table:table-cell table:number-columns-repeated="1019"/>
        </table:table-row>
        <table:table-row table:style-name="ro4">
          <table:table-cell office:value-type="string" table:number-columns-spanned="1" table:number-rows-spanned="3">
            <text:p>Fix bug</text:p>
          </table:table-cell>
          <table:table-cell office:value-type="string" table:number-columns-spanned="1" table:number-rows-spanned="3">
            <text:p>Duplicated variants due to merged VCF</text:p>
          </table:table-cell>
          <table:table-cell office:value-type="string">
            <text:p>duplicated variants</text:p>
          </table:table-cell>
          <table:table-cell office:value-type="string">
            <text:p>case_bvd_add_45</text:p>
          </table:table-cell>
          <table:table-cell office:value-type="string">
            <text:p>Test if bvd-add can handle duplicated InDel with different description. The duplicated are at the beginning, the middle and the end of the vcf file.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office:value-type="string">
            <text:p>unsorted variants at one position</text:p>
          </table:table-cell>
          <table:table-cell office:value-type="string">
            <text:p>case_bvd_add_46</text:p>
          </table:table-cell>
          <table:table-cell office:value-type="string">
            <text:p>Test if bvd-add can handle unsorted InDel with different description. The unsorted are at the beginning, the middle and the end of the vcf file.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>
            <text:p>vcf-sort</text:p>
          </table:table-cell>
          <table:table-cell office:value-type="string">
            <text:p>case_bvd_add_47</text:p>
          </table:table-cell>
          <table:table-cell office:value-type="string">
            <text:p>To ensure that the sorting order of vcf-sort is complied to sorting order of Bvdb.pm</text:p>
          </table:table-cell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office:forms form:automatic-focus="false" form:apply-design-mode="false"/>
        <table:table-column table:style-name="co9" table:number-columns-repeated="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number-columns-repeated="1019" table:default-cell-style-name="ce7"/>
        <table:table-row table:style-name="ro1">
          <table:table-cell table:style-name="ce5" office:value-type="string">
            <text:p>Major group description</text:p>
          </table:table-cell>
          <table:table-cell table:style-name="ce5" office:value-type="string">
            <text:p>Minor group description</text:p>
          </table:table-cell>
          <table:table-cell table:style-name="ce5" office:value-type="string">
            <text:p>Sub minor group description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6" office:value-type="string" table:number-columns-spanned="1" table:number-rows-spanned="6">
            <text:p>Original cases</text:p>
          </table:table-cell>
          <table:table-cell table:style-name="ce6" office:value-type="string" table:number-columns-spanned="1" table:number-rows-spanned="3">
            <text:p>Normal retrieval</text:p>
          </table:table-cell>
          <table:table-cell table:style-name="ce6" office:value-type="string">
            <text:p>-</text:p>
          </table:table-cell>
          <table:table-cell table:style-name="ce8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19"/>
        </table:table-row>
        <table:table-row table:style-name="ro2">
          <table:covered-table-cell table:number-columns-repeated="2" table:style-name="ce6"/>
          <table:table-cell table:style-name="ce6" office:value-type="string" table:number-columns-spanned="1" table:number-rows-spanned="2">
            <text:p>Test database argument</text:p>
          </table:table-cell>
          <table:table-cell table:style-name="ce8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19"/>
        </table:table-row>
        <table:table-row table:style-name="ro2">
          <table:covered-table-cell table:number-columns-repeated="3" table:style-name="ce6"/>
          <table:table-cell table:style-name="ce8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19"/>
        </table:table-row>
        <table:table-row table:style-name="ro10">
          <table:covered-table-cell table:style-name="ce6"/>
          <table:table-cell table:style-name="ce6" office:value-type="string" table:number-columns-spanned="1" table:number-rows-spanned="3">
            <text:p>Test tag exclusion</text:p>
          </table:table-cell>
          <table:table-cell table:style-name="ce6" office:value-type="string">
            <text:p>To test with all possible combinations of normal excluded tags by using tags and variants generate from case_bvd_add_04</text:p>
          </table:table-cell>
          <table:table-cell table:style-name="ce8" office:value-type="string">
            <text:p>case_bvd_get_02</text:p>
          </table:table-cell>
          <table:table-cell office:value-type="string"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19"/>
        </table:table-row>
        <table:table-row table:style-name="ro4">
          <table:covered-table-cell table:number-columns-repeated="2" table:style-name="ce6"/>
          <table:table-cell table:style-name="ce6" office:value-type="string">
            <text:p>Duplicated tags</text:p>
          </table:table-cell>
          <table:table-cell table:style-name="ce8" office:value-type="string">
            <text:p>case_bvd_get_03</text:p>
          </table:table-cell>
          <table:table-cell office:value-type="string">
            <text:p>Using argument -T lung_cancer,colon_cancer,lung_cancer</text:p>
            <text:p>Data here are from case_bvd_add_04</text:p>
          </table:table-cell>
          <table:table-cell table:number-columns-repeated="1019"/>
        </table:table-row>
        <table:table-row table:style-name="ro4">
          <table:covered-table-cell table:number-columns-repeated="2" table:style-name="ce6"/>
          <table:table-cell table:style-name="ce6" office:value-type="string">
            <text:p>Non existing tag</text:p>
          </table:table-cell>
          <table:table-cell table:style-name="ce8" office:value-type="string">
            <text:p>case_bvd_get_04</text:p>
          </table:table-cell>
          <table:table-cell office:value-type="string">
            <text:p>Using argument -T lung_cancer,breast_cancer</text:p>
            <text:p>Data here are from case_bvd_add_04</text:p>
          </table:table-cell>
          <table:table-cell table:number-columns-repeated="1019"/>
        </table:table-row>
        <table:table-row table:style-name="ro2">
          <table:table-cell table:style-name="ce6" office:value-type="string" table:number-columns-spanned="1" table:number-rows-spanned="10">
            <text:p>vcf format</text:p>
          </table:table-cell>
          <table:table-cell table:style-name="ce6" office:value-type="string" table:number-columns-spanned="1" table:number-rows-spanned="3">
            <text:p>Reference and contig table</text:p>
          </table:table-cell>
          <table:table-cell table:style-name="ce6" office:value-type="string">
            <text:p>Normal case</text:p>
          </table:table-cell>
          <table:table-cell table:style-name="ce8" office:value-type="string">
            <text:p>case_bvd_get_07</text:p>
          </table:table-cell>
          <table:table-cell office:value-type="string">
            <text:p>Test contig table in most general case, contig table complete and reference presented</text:p>
          </table:table-cell>
          <table:table-cell table:number-columns-repeated="1019"/>
        </table:table-row>
        <table:table-row table:style-name="ro2">
          <table:covered-table-cell/>
          <table:covered-table-cell table:style-name="ce6"/>
          <table:table-cell table:style-name="ce6" office:value-type="string" table:number-columns-spanned="1" table:number-rows-spanned="2">
            <text:p>Exception</text:p>
          </table:table-cell>
          <table:table-cell table:style-name="ce8" office:value-type="string">
            <text:p>case_bvd_get_08</text:p>
          </table:table-cell>
          <table:table-cell table:style-name="Default" office:value-type="string">
            <text:p>Have only contig table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09</text:p>
          </table:table-cell>
          <table:table-cell table:style-name="Default" office:value-type="string">
            <text:p>Have only reference</text:p>
          </table:table-cell>
          <table:table-cell table:number-columns-repeated="1019"/>
        </table:table-row>
        <table:table-row table:style-name="ro2">
          <table:covered-table-cell/>
          <table:table-cell table:style-name="ce9" office:value-type="string" table:number-columns-spanned="1" table:number-rows-spanned="7">
            <text:p>buildver</text:p>
          </table:table-cell>
          <table:table-cell table:style-name="ce9" office:value-type="string" table:number-columns-spanned="1" table:number-rows-spanned="3">
            <text:p>hg18</text:p>
          </table:table-cell>
          <table:table-cell table:style-name="ce8" office:value-type="string">
            <text:p>case_bvd_get_10</text:p>
          </table:table-cell>
          <table:table-cell office:value-type="string">
            <text:p>Same as case_bvd_get_07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1</text:p>
          </table:table-cell>
          <table:table-cell office:value-type="string">
            <text:p>Same as case_bvd_get_0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2</text:p>
          </table:table-cell>
          <table:table-cell office:value-type="string">
            <text:p>Same as case_bvd_get_09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3">
            <text:p>hg19</text:p>
          </table:table-cell>
          <table:table-cell table:style-name="ce8" office:value-type="string">
            <text:p>case_bvd_get_13</text:p>
          </table:table-cell>
          <table:table-cell office:value-type="string">
            <text:p>Same as case_bvd_get_07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4</text:p>
          </table:table-cell>
          <table:table-cell office:value-type="string">
            <text:p>Same as case_bvd_get_08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table:style-name="ce8" office:value-type="string">
            <text:p>case_bvd_get_15</text:p>
          </table:table-cell>
          <table:table-cell office:value-type="string">
            <text:p>Same as case_bvd_get_09 only change in buildver argument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6" office:value-type="string">
            <text:p>Exception</text:p>
          </table:table-cell>
          <table:table-cell table:style-name="ce8" office:value-type="string">
            <text:p>case_bvd_get_16</text:p>
          </table:table-cell>
          <table:table-cell office:value-type="string">
            <text:p>If argument 'buildver' is invalid (non-existing buidver)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4">
          <table:table-cell office:value-type="string">
            <text:p>Bvd-add</text:p>
          </table:table-cell>
          <table:table-cell table:style-name="ce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3-01-11T14:34:54</dc:date>
    <dc:creator>jessada </dc:creator>
    <meta:editing-duration>P4DT3H10M22S</meta:editing-duration>
    <meta:editing-cycles>66</meta:editing-cycles>
    <meta:document-statistic meta:table-count="6" meta:cell-count="324" meta:object-count="0"/>
  </office:meta>
</office:document-meta>
</file>